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P61" style:family="paragraph" style:parent-style-name="Text_20_body">
      <style:paragraph-properties fo:text-align="center" style:justify-single-word="false"/>
      <style:text-properties style:font-name="Carlito" fo:font-size="9pt" officeooo:paragraph-rsid="0076a5ea" style:font-size-asian="9pt" style:font-size-complex="9pt"/>
    </style:style>
    <style:style style:name="P62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loext:opacity="100%" fo:letter-spacing="-0.012cm" style:text-underline-style="none" style:font-name-complex="Lucida Sans"/>
    </style:style>
    <style:style style:name="T3" style:family="text">
      <style:text-properties fo:color="#000000" loext:opacity="100%" fo:letter-spacing="-0.012cm" style:text-underline-style="none" style:font-name-complex="Lucida Sans" style:font-style-complex="italic"/>
    </style:style>
    <style:style style:name="T4" style:family="text">
      <style:text-properties fo:color="#000000" loext:opacity="100%" fo:letter-spacing="-0.012cm" style:text-underline-style="none" officeooo:rsid="003c49d0" style:font-name-complex="Lucida Sans"/>
    </style:style>
    <style:style style:name="T5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loext:opacity="100%" style:text-position="0% 100%" fo:letter-spacing="-0.012cm" style:text-underline-style="none" style:font-name-complex="Lucida Sans"/>
    </style:style>
    <style:style style:name="T7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76d8b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Ns. Rif. <text:placeholder text:placeholder-type="text">&lt;o.name or ''&gt;</text:placeholder></text:p>
      <text:p text:style-name="P14">Perugia, <text:placeholder text:placeholder-type="text">&lt;format_date(o.date_order, 'dd/MM/yyyy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20">UNIT.</text:span></text:p>
          </table:table-cell>
          <table:table-cell table:style-name="Tabella5.A1" office:value-type="string">
            <text:p text:style-name="P29">SC<text:span text:style-name="T20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line.product_uom_qty&gt;</text:placeholder></text:p>
          </table:table-cell>
          <table:table-cell table:style-name="Tabella5.E3" office:value-type="string">
            <text:p text:style-name="P34"><text:placeholder text:placeholder-type="text">&lt;format_currency(line.price_unit)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34"><text:placeholder text:placeholder-type="text">&lt;format_currency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1">preventivo IVA esclusa</text:span> :</text:p>
          </table:table-cell>
          <table:table-cell table:style-name="Tabella4.A1" office:value-type="string">
            <text:p text:style-name="P53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1">preventivo</text:span> <text:span text:style-name="T19">IVA compresa</text:span> :</text:p>
          </table:table-cell>
          <table:table-cell table:style-name="Tabella4.A1" office:value-type="string">
            <text:p text:style-name="P53"><text:placeholder text:placeholder-type="text">&lt;format_currency(o.amount_total)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oft-page-break/><text:span text:style-name="T23"><text:placeholder text:placeholder-type="text">&lt;if test="o.note"&gt;</text:placeholder></text:span><text:span text:style-name="T16"><text:placeholder text:placeholder-type="text">&lt;o.note&gt;</text:placeholder></text:span><text:span text:style-name="T23"><text:placeholder text:placeholder-type="text">&lt;/if&gt;</text:placeholder></text:span></text:p>
      <text:p text:style-name="P35">Pagamento: <text:span text:style-name="T22"><text:placeholder text:placeholder-type="text">&lt;o.payment_term_id.name or ''&gt;</text:placeholder></text:span></text:p>
      <text:p text:style-name="P36">Validità preventivo: fino al <text:placeholder text:placeholder-type="text">&lt;format_date(o.validity_date, 'dd/MM/yyyy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o.company_id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loext:opacity="100%" fo:letter-spacing="-0.012cm" style:text-underline-style="none" style:font-name-complex="Lucida Sans"/>
    </style:style>
    <style:style style:name="MT3" style:family="text">
      <style:text-properties fo:color="#000000" loext:opacity="100%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loext:opacity="100%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o.company_id.name&gt;</text:placeholder></text:p>
              <text:p text:style-name="MP3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4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5">P<text:span text:style-name="MT4">artita </text:span>Iva <text:span text:style-name="MT5"><text:placeholder text:placeholder-type="text">&lt;o.company_id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2</text:page-number><text:s/><text:span text:style-name="MT6">di </text:span><text:page-count>2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2</text:page-number><text:s/><text:span text:style-name="MT6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>Fabrizio Cocciari</meta:initial-creator>
    <meta:creation-date>2015-10-02T07:20:00Z</meta:creation-date>
    <dc:date>2022-02-23T18:26:02.328000000</dc:date>
    <meta:print-date>2015-10-01T17:14:00Z</meta:print-date>
    <meta:editing-cycles>102</meta:editing-cycles>
    <meta:editing-duration>PT18H30M34S</meta:editing-duration>
    <meta:document-statistic meta:table-count="6" meta:image-count="0" meta:object-count="0" meta:page-count="2" meta:paragraph-count="60" meta:word-count="172" meta:character-count="1830" meta:non-whitespace-character-count="1684"/>
    <meta:template xlink:type="simple" xlink:actuate="onRequest" xlink:title="" xlink:href="Normal"/>
  </office:meta>
</office:document-meta>
</file>